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system"/>
    <style:font-face style:name="DejaVu Sans" svg:font-family="DejaVu Sans" style:font-family-generic="system" style:font-pitch="variable"/>
    <style:font-face style:name="Lohit Hindi" svg:font-family="Lohit Hindi" style:font-family-generic="system"/>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Batang, 'Arial Unicode MS'" svg:font-family="Batang, 'Arial Unicode MS'" style:font-family-generic="system"/>
    <style:font-face style:name="Liberation Sans" svg:font-family="Liberation Sans"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5">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Heading1" style:master-page-name="MP0" style:family="paragraph">
      <style:paragraph-properties fo:break-before="page"/>
    </style:style>
    <style:style style:name="P10" style:parent-style-name="TDC1" style:family="paragraph">
      <style:paragraph-properties>
        <style:tab-stops>
          <style:tab-stop style:type="right" style:leader-style="dotted" style:leader-text="." style:position="6.5236in"/>
        </style:tab-stops>
      </style:paragraph-properties>
    </style:style>
    <style:style style:name="P11" style:parent-style-name="TDC1" style:family="paragraph">
      <style:paragraph-properties>
        <style:tab-stops>
          <style:tab-stop style:type="right" style:leader-style="dotted" style:leader-text="." style:position="6.5236in"/>
        </style:tab-stops>
      </style:paragraph-properties>
    </style:style>
    <style:style style:name="P12" style:parent-style-name="TDC1" style:family="paragraph">
      <style:paragraph-properties>
        <style:tab-stops>
          <style:tab-stop style:type="right" style:leader-style="dotted" style:leader-text="." style:position="6.5236in"/>
        </style:tab-stops>
      </style:paragraph-properties>
    </style:style>
    <style:style style:name="T13" style:parent-style-name="Hipervínculo" style:family="text">
      <style:text-properties style:font-style-complex="italic"/>
    </style:style>
    <style:style style:name="P14" style:parent-style-name="TDC1" style:family="paragraph">
      <style:paragraph-properties>
        <style:tab-stops>
          <style:tab-stop style:type="right" style:leader-style="dotted" style:leader-text="." style:position="6.5236in"/>
        </style:tab-stops>
      </style:paragraph-properties>
    </style:style>
    <style:style style:name="P15" style:parent-style-name="TDC1" style:family="paragraph">
      <style:paragraph-properties>
        <style:tab-stops>
          <style:tab-stop style:type="right" style:leader-style="dotted" style:leader-text="." style:position="6.5236in"/>
        </style:tab-stops>
      </style:paragraph-properties>
    </style:style>
    <style:style style:name="T16" style:parent-style-name="Hipervínculo" style:family="text">
      <style:text-properties style:font-style-complex="italic"/>
    </style:style>
    <style:style style:name="P17" style:parent-style-name="TDC1" style:family="paragraph">
      <style:paragraph-properties>
        <style:tab-stops>
          <style:tab-stop style:type="right" style:leader-style="dotted" style:leader-text="." style:position="6.5236in"/>
        </style:tab-stops>
      </style:paragraph-properties>
    </style:style>
    <style:style style:name="P18" style:parent-style-name="TDC1" style:family="paragraph">
      <style:paragraph-properties>
        <style:tab-stops>
          <style:tab-stop style:type="right" style:leader-style="dotted" style:leader-text="." style:position="6.5236in"/>
        </style:tab-stops>
      </style:paragraph-properties>
    </style:style>
    <style:style style:name="P19" style:parent-style-name="Standard" style:family="paragraph">
      <style:paragraph-properties fo:margin-left="0in">
        <style:tab-stops/>
      </style:paragraph-properties>
      <style:text-properties fo:font-size="11pt" style:font-size-asian="11pt" style:font-size-complex="11pt"/>
    </style:style>
    <style:style style:name="P20" style:parent-style-name="Heading1" style:family="paragraph">
      <style:paragraph-properties fo:break-before="page"/>
    </style:style>
    <style:style style:name="T21" style:parent-style-name="Fuentedepárrafopredeter." style:family="text">
      <style:text-properties fo:font-style="italic" style:font-style-asian="italic" style:font-style-complex="italic"/>
    </style:style>
    <style:style style:name="T22" style:parent-style-name="Fuentedepárrafopredeter." style:family="text">
      <style:text-properties style:text-position="super 66.6%"/>
    </style:style>
    <style:style style:name="TableColumn24" style:family="table-column">
      <style:table-column-properties style:column-width="1.4812in" style:use-optimal-column-width="false"/>
    </style:style>
    <style:style style:name="TableColumn25" style:family="table-column">
      <style:table-column-properties style:column-width="1.5138in" style:use-optimal-column-width="false"/>
    </style:style>
    <style:style style:name="Table23" style:family="table">
      <style:table-properties style:width="2.9951in" fo:margin-left="0.7875in" table:align="left"/>
    </style:style>
    <style:style style:name="TableRow26" style:family="table-row">
      <style:table-row-properties style:use-optimal-row-height="false" fo:keep-together="always"/>
    </style:style>
    <style:style style:name="TableCell27" style:family="table-cell">
      <style:table-cell-properties fo:border-top="0.0034in solid #000000" fo:border-left="0.0034in solid #000000" fo:border-bottom="0.0069in solid #000000" fo:border-right="none" style:vertical-align="middle" fo:padding-top="0.0381in" fo:padding-left="0.0381in" fo:padding-bottom="0.0381in" fo:padding-right="0.0381in"/>
    </style:style>
    <style:style style:name="P28" style:parent-style-name="Textodepárrafo" style:family="paragraph">
      <style:paragraph-properties fo:margin-top="0in" fo:line-height="100%" fo:margin-left="0.0041in" fo:margin-right="-0.043in" fo:text-indent="0in">
        <style:tab-stops/>
      </style:paragraph-properties>
      <style:text-properties fo:font-weight="bold" style:font-weight-asian="bold" style:font-weight-complex="bold" fo:font-size="10pt" style:font-size-asian="10pt" style:font-size-complex="10pt"/>
    </style:style>
    <style:style style:name="TableCell29" style:family="table-cell">
      <style:table-cell-properties fo:border-top="0.0034in solid #000000" fo:border-left="0.0034in solid #000000" fo:border-bottom="0.0069in solid #000000" fo:border-right="0.0034in solid #000000" style:vertical-align="middle" fo:padding-top="0.0381in" fo:padding-left="0.0381in" fo:padding-bottom="0.0381in" fo:padding-right="0.0381in"/>
    </style:style>
    <style:style style:name="P30" style:parent-style-name="Textodepárrafo" style:family="paragraph">
      <style:paragraph-properties fo:margin-top="0in" fo:line-height="100%" fo:margin-left="0.0041in" fo:margin-right="-0.043in" fo:text-indent="0in">
        <style:tab-stops/>
      </style:paragraph-properties>
      <style:text-properties fo:font-weight="bold" style:font-weight-asian="bold" style:font-weight-complex="bold" fo:font-size="10pt" style:font-size-asian="10pt" style:font-size-complex="10pt"/>
    </style:style>
    <style:style style:name="TableRow31" style:family="table-row">
      <style:table-row-properties style:use-optimal-row-height="false" fo:keep-together="always"/>
    </style:style>
    <style:style style:name="TableCell32" style:family="table-cell">
      <style:table-cell-properties fo:border="0.0069in solid #000000" style:vertical-align="middle" fo:padding-top="0.0381in" fo:padding-left="0.0381in" fo:padding-bottom="0.0381in" fo:padding-right="0.0381in"/>
    </style:style>
    <style:style style:name="P33"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Cell34" style:family="table-cell">
      <style:table-cell-properties fo:border="0.0069in solid #000000" style:vertical-align="middle" fo:padding-top="0.0381in" fo:padding-left="0.0381in" fo:padding-bottom="0.0381in" fo:padding-right="0.0381in"/>
    </style:style>
    <style:style style:name="P35"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Row36" style:family="table-row">
      <style:table-row-properties style:use-optimal-row-height="false" fo:keep-together="always"/>
    </style:style>
    <style:style style:name="TableCell37" style:family="table-cell">
      <style:table-cell-properties fo:border="0.0069in solid #000000" style:vertical-align="middle" fo:padding-top="0.0381in" fo:padding-left="0.0381in" fo:padding-bottom="0.0381in" fo:padding-right="0.0381in"/>
    </style:style>
    <style:style style:name="P38"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Cell39" style:family="table-cell">
      <style:table-cell-properties fo:border="0.0069in solid #000000" style:vertical-align="middle" fo:padding-top="0.0381in" fo:padding-left="0.0381in" fo:padding-bottom="0.0381in" fo:padding-right="0.0381in"/>
    </style:style>
    <style:style style:name="P40"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Row41" style:family="table-row">
      <style:table-row-properties style:use-optimal-row-height="false" fo:keep-together="always"/>
    </style:style>
    <style:style style:name="TableCell42" style:family="table-cell">
      <style:table-cell-properties fo:border="0.0069in solid #000000" style:vertical-align="middle" fo:padding-top="0.0381in" fo:padding-left="0.0381in" fo:padding-bottom="0.0381in" fo:padding-right="0.0381in"/>
    </style:style>
    <style:style style:name="P43"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Cell44" style:family="table-cell">
      <style:table-cell-properties fo:border="0.0069in solid #000000" style:vertical-align="middle" fo:padding-top="0.0381in" fo:padding-left="0.0381in" fo:padding-bottom="0.0381in" fo:padding-right="0.0381in"/>
    </style:style>
    <style:style style:name="P45"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Row46" style:family="table-row">
      <style:table-row-properties style:use-optimal-row-height="false" fo:keep-together="always"/>
    </style:style>
    <style:style style:name="TableCell47" style:family="table-cell">
      <style:table-cell-properties fo:border="0.0069in solid #000000" style:vertical-align="middle" fo:padding-top="0.0381in" fo:padding-left="0.0381in" fo:padding-bottom="0.0381in" fo:padding-right="0.0381in"/>
    </style:style>
    <style:style style:name="P48"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Cell49" style:family="table-cell">
      <style:table-cell-properties fo:border="0.0069in solid #000000" style:vertical-align="middle" fo:padding-top="0.0381in" fo:padding-left="0.0381in" fo:padding-bottom="0.0381in" fo:padding-right="0.0381in"/>
    </style:style>
    <style:style style:name="P50"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Row51" style:family="table-row">
      <style:table-row-properties style:use-optimal-row-height="false" fo:keep-together="always"/>
    </style:style>
    <style:style style:name="TableCell52" style:family="table-cell">
      <style:table-cell-properties fo:border="0.0069in solid #000000" style:vertical-align="middle" fo:padding-top="0.0381in" fo:padding-left="0.0381in" fo:padding-bottom="0.0381in" fo:padding-right="0.0381in"/>
    </style:style>
    <style:style style:name="P53"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Cell54" style:family="table-cell">
      <style:table-cell-properties fo:border="0.0069in solid #000000" style:vertical-align="middle" fo:padding-top="0.0381in" fo:padding-left="0.0381in" fo:padding-bottom="0.0381in" fo:padding-right="0.0381in"/>
    </style:style>
    <style:style style:name="P55"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Row56" style:family="table-row">
      <style:table-row-properties style:use-optimal-row-height="false" fo:keep-together="always"/>
    </style:style>
    <style:style style:name="TableCell57" style:family="table-cell">
      <style:table-cell-properties fo:border="0.0069in solid #000000" style:vertical-align="middle" fo:padding-top="0.0381in" fo:padding-left="0.0381in" fo:padding-bottom="0.0381in" fo:padding-right="0.0381in"/>
    </style:style>
    <style:style style:name="P58"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Cell59" style:family="table-cell">
      <style:table-cell-properties fo:border="0.0069in solid #000000" style:vertical-align="middle" fo:padding-top="0.0381in" fo:padding-left="0.0381in" fo:padding-bottom="0.0381in" fo:padding-right="0.0381in"/>
    </style:style>
    <style:style style:name="P60"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P61" style:parent-style-name="Heading1" style:family="paragraph">
      <style:paragraph-properties fo:margin-top="0.25in"/>
      <style:text-properties style:font-style-complex="italic"/>
    </style:style>
    <style:style style:name="P62" style:parent-style-name="Textodepárrafo" style:family="paragraph">
      <style:paragraph-properties fo:text-indent="0.0118in"/>
    </style:style>
    <style:style style:name="T63" style:parent-style-name="Fuentedepárrafopredeter." style:family="text">
      <style:text-properties style:text-position="super 66.6%"/>
    </style:style>
    <style:style style:name="P64" style:parent-style-name="Textodepárrafo" style:family="paragraph">
      <style:paragraph-properties fo:text-indent="0.0118in"/>
    </style:style>
    <style:style style:name="T65" style:parent-style-name="Fuentedepárrafopredeter." style:family="text">
      <style:text-properties fo:font-style="italic" style:font-style-asian="italic" style:font-style-complex="italic"/>
    </style:style>
    <style:style style:name="P66" style:parent-style-name="Heading1" style:family="paragraph">
      <style:paragraph-properties fo:margin-top="0.25in"/>
      <style:text-properties style:font-style-complex="italic"/>
    </style:style>
    <style:style style:name="P67" style:parent-style-name="Normal" style:family="paragraph">
      <style:paragraph-properties fo:break-before="page"/>
      <style:text-properties fo:hyphenate="true"/>
    </style:style>
    <style:style style:name="P68" style:parent-style-name="Textodepárrafo" style:family="paragraph">
      <style:text-properties style:font-name="Courier New" style:font-name-complex="Courier New" style:text-underline-type="single" style:text-underline-style="solid" style:text-underline-width="auto" style:text-underline-mode="continuous"/>
    </style:style>
    <style:style style:name="P69"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70"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71"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72"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73"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74"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75"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76"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77"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78"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79"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80"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81"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82"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83"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84"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85"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86"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87"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88"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89"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90"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91"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92"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93"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94"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95"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96"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97"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98"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99"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00"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01"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02"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03"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04"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05"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06"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07"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08"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09"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10"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11"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12"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13"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14"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15"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16"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17"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18"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19"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20"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21"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22"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23"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24"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25"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26"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27"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28"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29"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30"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31"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32"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33"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34"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35"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36"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37" style:parent-style-name="Textodepárrafo" style:family="paragraph">
      <style:paragraph-properties fo:margin-top="0.1666in"/>
      <style:text-properties style:font-name="Courier New" style:font-name-complex="Courier New" style:text-underline-type="single" style:text-underline-style="solid" style:text-underline-width="auto" style:text-underline-mode="continuous" fo:language="en" fo:country="US"/>
    </style:style>
    <style:style style:name="P138"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39"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40"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41"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42"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43"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44"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45"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46"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47"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48"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49"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50"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51"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52"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53"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54"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55"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56"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57"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58"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59"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60"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61"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62"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63"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64"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65"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66"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67"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68"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69"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70"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71"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72"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73"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74"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75"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76"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77"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78"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79"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80"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81" style:parent-style-name="Textodepárrafo" style:family="paragraph">
      <style:paragraph-properties fo:margin-top="0.1666in"/>
      <style:text-properties style:font-name="Courier New" style:font-name-complex="Courier New" style:text-underline-type="single" style:text-underline-style="solid" style:text-underline-width="auto" style:text-underline-mode="continuous" fo:language="en" fo:country="US"/>
    </style:style>
    <style:style style:name="P182"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83"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84"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85"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86"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87"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88"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89"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90"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91"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92"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93"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94"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95"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96"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97"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98"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199"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00"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01"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02"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03"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04"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05"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06"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07"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08"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09"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10"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11"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12"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13"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14"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15"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16"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17"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18"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19"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20"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21"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22"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23"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24"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25"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26"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27"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28"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29"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30"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31"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32"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33"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34"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35"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36"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37"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38" style:parent-style-name="Textodepárrafo" style:family="paragraph">
      <style:paragraph-properties fo:text-align="start" fo:margin-top="0in" fo:line-height="100%" fo:text-indent="0in"/>
      <style:text-properties style:font-name="Courier New" style:font-name-complex="Courier New" fo:font-size="9pt" style:font-size-asian="9pt" style:font-size-complex="9pt" fo:language="en" fo:country="US"/>
    </style:style>
    <style:style style:name="P239" style:parent-style-name="Textodepárrafo" style:family="paragraph">
      <style:text-properties fo:language="en" fo:country="US"/>
    </style:style>
    <style:style style:name="P240" style:parent-style-name="Heading1" style:family="paragraph">
      <style:paragraph-properties fo:break-before="page"/>
    </style:style>
    <style:style style:name="T241" style:parent-style-name="Fuentedepárrafopredeter." style:family="text">
      <style:text-properties fo:font-style="normal" style:font-style-asian="normal"/>
    </style:style>
    <style:style style:name="P242" style:parent-style-name="Textodepárrafo" style:family="paragraph"/>
    <style:style style:name="P243" style:parent-style-name="Textodepárrafo" style:family="paragraph"/>
  </office:automatic-styles>
  <office:body>
    <office:text text:use-soft-page-breaks="true">
      <text:p text:style-name="P1"><text:bookmark-start text:name="_Toc303780714"/>Índice<text:bookmark-end text:name="_Toc303780714"/></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Toc303780714" office:target-frame-name="_top" xlink:show="replace"><text:span text:style-name="Hipervínculo">Índice</text:span><text:tab/>1</text:a></text:p>
          <text:p text:style-name="P11"><text:a xlink:href="#_Toc303780715" office:target-frame-name="_top" xlink:show="replace"><text:span text:style-name="Hipervínculo">Introducción</text:span><text:tab/>2</text:a></text:p>
          <text:p text:style-name="P12"><text:a xlink:href="#_Toc303780716" office:target-frame-name="_top" xlink:show="replace"><text:span text:style-name="T13">Solución por Backtracking</text:span><text:tab/>2</text:a></text:p>
          <text:p text:style-name="P14"><text:a xlink:href="#_Toc303780717" office:target-frame-name="_top" xlink:show="replace"><text:span text:style-name="Hipervínculo">Algoritmo de Gale &amp; Shapley</text:span><text:tab/>3</text:a></text:p>
          <text:p text:style-name="P15"><text:a xlink:href="#_Toc303780718" office:target-frame-name="_top" xlink:show="replace"><text:span text:style-name="T16">Conclusiones</text:span><text:tab/>5</text:a></text:p>
          <text:p text:style-name="P17"><text:a xlink:href="#_Toc303780719" office:target-frame-name="_top" xlink:show="replace"><text:span text:style-name="Hipervínculo">Código fuente</text:span><text:tab/>6</text:a></text:p>
          <text:p text:style-name="P18"><text:a xlink:href="#_Toc303780720" office:target-frame-name="_top" xlink:show="replace"><text:span text:style-name="Hipervínculo">Referencias</text:span><text:tab/>9</text:a></text:p>
        </text:index-body>
      </text:table-of-content>
      <text:p text:style-name="Normal"/>
      <text:p text:style-name="Textodepárrafo"/>
      <text:p text:style-name="P19"/>
      <text:p text:style-name="P20"><text:bookmark-start text:name="_Toc303780715"/><text:soft-page-break/>Introducción<text:bookmark-end text:name="_Toc303780715"/></text:p>
      <text:p text:style-name="Textodepárrafo">El presente trabajo consta de la resolución del problema de las parejas estables por dos métodos: backtracking y el algoritmo de Gale &amp; Shapley. Además, como condición necesaria para lo anterior, se implementa la verificación de la solución: determinación de la estabilidad de las parejas dadas las preferencias de los candidatos.</text:p>
      <text:p text:style-name="Textodepárrafo">Para el desarrollo de dichas soluciones se utiliza el lenguaje Python, principalmente por la buena documentación de sus estructuras de datos y el soporte para programación estructurada sin necesidad de introducir elementos innecesarios de otros paradigmas. Sin embargo se utilizó su concepto de clase y objeto para dar orden al código.</text:p>
      <text:p text:style-name="Textodepárrafo">Una de las estructuras más utilizadas es la lista<text:s/><text:span text:style-name="T21">nativa</text:span><text:s/>cuya implementación se basa en<text:s/>arrays, por lo cual el costo de sus operaciones tiene órdenes similares a ellos. Aquí se muestran la complejidad asintótica (notación O) de las operaciones utilizadas<text:s/><text:span text:style-name="T22">[1]</text:span>:</text:p>
      <table:table table:style-name="Table23">
        <table:table-columns>
          <table:table-column table:style-name="TableColumn24"/>
          <table:table-column table:style-name="TableColumn25"/>
        </table:table-columns>
        <table:table-header-rows>
          <table:table-row table:style-name="TableRow26">
            <table:table-cell table:style-name="TableCell27">
              <text:p text:style-name="P28">Operation</text:p>
            </table:table-cell>
            <table:table-cell table:style-name="TableCell29">
              <text:p text:style-name="P30">Array-based list</text:p>
            </table:table-cell>
          </table:table-row>
        </table:table-header-rows>
        <table:table-row table:style-name="TableRow31">
          <table:table-cell table:style-name="TableCell32">
            <text:p text:style-name="P33">Copy</text:p>
          </table:table-cell>
          <table:table-cell table:style-name="TableCell34">
            <text:p text:style-name="P35">O(n)</text:p>
          </table:table-cell>
        </table:table-row>
        <table:table-row table:style-name="TableRow36">
          <table:table-cell table:style-name="TableCell37">
            <text:p text:style-name="P38">Append</text:p>
          </table:table-cell>
          <table:table-cell table:style-name="TableCell39">
            <text:p text:style-name="P40">O(1)</text:p>
          </table:table-cell>
        </table:table-row>
        <table:table-row table:style-name="TableRow41">
          <table:table-cell table:style-name="TableCell42">
            <text:p text:style-name="P43">Insert</text:p>
          </table:table-cell>
          <table:table-cell table:style-name="TableCell44">
            <text:p text:style-name="P45">O(n)</text:p>
          </table:table-cell>
        </table:table-row>
        <table:table-row table:style-name="TableRow46">
          <table:table-cell table:style-name="TableCell47">
            <text:p text:style-name="P48">Get Item</text:p>
          </table:table-cell>
          <table:table-cell table:style-name="TableCell49">
            <text:p text:style-name="P50">O(1)</text:p>
          </table:table-cell>
        </table:table-row>
        <table:table-row table:style-name="TableRow51">
          <table:table-cell table:style-name="TableCell52">
            <text:p text:style-name="P53">Set<text:s/>Item</text:p>
          </table:table-cell>
          <table:table-cell table:style-name="TableCell54">
            <text:p text:style-name="P55">O(1)</text:p>
          </table:table-cell>
        </table:table-row>
        <table:table-row table:style-name="TableRow56">
          <table:table-cell table:style-name="TableCell57">
            <text:p text:style-name="P58">Get Slice</text:p>
          </table:table-cell>
          <table:table-cell table:style-name="TableCell59">
            <text:p text:style-name="P60">O(k)</text:p>
          </table:table-cell>
        </table:table-row>
      </table:table>
      <text:p text:style-name="P61"><text:bookmark-start text:name="_Toc303780716"/>Solución por Backtracking<text:bookmark-end text:name="_Toc303780716"/></text:p>
      <text:p text:style-name="P62">1. b) El algoritmo básico de backtracking es esencialmente recursivo. Sin embargo en este caso es simple calcular el orden del algoritmo, ya que la formación de parejas se tratará en el peor caso de un<text:s/>problema de permutaciones.</text:p>
      <text:p text:style-name="Textodepárrafo">Más explícitamente, para cada hombre se probará agregar una pareja con cada mujer y combinarla con parejas formadas por los hombres y las parejas restantes.</text:p>
      <text:p text:style-name="Textodepárrafo">Siendo N la cantidad inicial de candidatos, dichos candidatos restantes<text:s/>serán en primera instancia N-1. Se probará agregar una pareja con cada hombre y cada mujer, y combinarlas con los restantes N-2. Así sucesivamente hasta el caso en que se encuentren las N parejas estables, que tendrá un costo igual al de verificar la estabilidad de las parejas.</text:p>
      <text:soft-page-break/>
      <text:p text:style-name="Textodepárrafo">Dicho costo será el de mayor peso en cada invocación recursiva, y la implementación que se dio es de orden N³. Por lo tanto, la complejidad asintótica es de O(N³ · N!). Está demostrado<text:span text:style-name="T63">[2]</text:span><text:s/>que el factorial crece más rápido que cualquier<text:s/>polinomio y que la función exponencial, con lo cual el algoritmo no escala en absoluto cuando crece el tamaño del conjunto de datos del problema.</text:p>
      <text:p text:style-name="Heading1"><text:bookmark-start text:name="_Toc303780717"/>Algoritmo de Gale &amp; Shapley<text:bookmark-end text:name="_Toc303780717"/></text:p>
      <text:list text:style-name="LFO5" text:continue-numbering="true">
        <text:list-item>
          <text:p text:style-name="P64">a) Para la implementación del algoritmo de Gale &amp; Shapley se decidió asignar números enteros a los candidatos,<text:s/>del 0 a N-1, en el orden que se reciben de la entrada.</text:p>
        </text:list-item>
      </text:list>
      <text:p text:style-name="Textodepárrafo">Las preferencias de los hombres se representan como una cola de mujeres: cada hombre se declarará en el orden que dichas mujeres salgan de la cola, por lo cual se encolarán en orden de preferencia. De<text:s/>esta manera, declararse a la siguiente mujer en orden de preferencia es de complejidad constante, sin mantener en memoria a cuáles mujeres se les ha declarado.</text:p>
      <text:p text:style-name="Textodepárrafo">Las preferencias de las mujeres se representan como una lista de hombres en el orden de preferencia. Cuando se determina si una mujer preferirá uno u otro hombre se comparan los índices de cada uno en su lista. Esta decisión podría mejorarse utilizando una lista cuyo índice sea cada hombre y su valor la preferencia por el mismo. De esta manera no sería necesario buscar el índice de cada hombre, una operación de complejidad lineal, sino que se indexaría directamente con complejidad constante. De todas maneras existiría inicialmente el costo de armar dicha lista a partir de la utilizada, que es la transcripción directa de los datos de entrada. De ser necesario, este aspecto se mejorará para la próxima entrega.</text:p>
      <text:p text:style-name="Textodepárrafo">Las parejas formadas se representan como una lista de tuplas (hombre, mujer).</text:p>
      <text:p text:style-name="Textodepárrafo">b) La asignación es completa porque el algoritmo termina cuando no<text:s/>quedan hombres solteros. Dado que la cantidad de hombres es igual a la de mujeres, si no quedan hombres solteros tampoco quedan mujeres en dicha situación.</text:p>
      <text:p text:style-name="Textodepárrafo">La estabilidad se da cuando no existe un par (hombre, mujer) que se prefieran mutuamente más que a sus parejas actuales (y por lo tanto que no sean pareja). Según este algoritmo cada hombre soltero se declara a las mujeres en orden de preferencia hasta ser aceptado, por lo cual la mujer que lo acepte será la mejor posicionada en sus preferencias que no prefiera a otro hombre (de los que se le propongan). Asimismo asegura que los<text:s/><text:soft-page-break/>hombres que una mujer comprometida prefiera antes que a su pareja y no se le hayan propuesto, prefieren a otra mujer. Estas dos premisas impiden que existan pares bloqueantes como<text:s/>resultado del algoritmo.</text:p>
      <text:p text:style-name="Textodepárrafo">c) La única forma de que el algoritmo no terminase sería que queden hombres rechazados indefinidamente. Dicho bucle nunca puede prosperar porque en cada ronda la cantidad de hombres rechazados es menor o igual a la cantidad de hombres aceptados (porque las mujeres comprometidas rompen sus compromisos por preferencia). Además en cada ronda cada hombre rechazado cambia de mujer para declararse, y eventualmente se declarará a una soltera o a una que lo prefiera: es imposible que una mujer prefiera por igual a más de un hombre, y también lo es que sea soltera. Si eso sucediera implicaría que las preferencias de las mujeres y/o de los hombres, respectivamente, estén malformadas.</text:p>
      <text:p text:style-name="Textodepárrafo">d) El algoritmo es asimétrico. Esto sucede porque de la forma en que está planteado los hombres comienzan con altas pretensiones (proponiéndose primero a las mujeres que más prefieren) y van limitándolas a medida que son rechazados, en cambio las mujeres van aceptando hombres cada vez más preferibles, pero de estar solteras aceptan a cualquiera que se les proponga. De ejecutarse a la inversa, es decir que las mujeres se propongan, serán estas quieren irán bajando sus pretensiones desde las más altas, y los hombres quienes aceptarán mujeres de preferencia creciente.</text:p>
      <text:p text:style-name="Textodepárrafo">Por lo general, la ejecución del algoritmo original deja a los hombres mejor posicionados dado que apenas se forme una asignación estable las pretensiones de los hombres dejarán de caer y las de las mujeres dejarán de subir; si más allá de esta solución existieran otras asignaciones estables, probablemente las mujeres alcanzarían más sus pretensiones y los hombres las dejarían caer más también.</text:p>
      <text:p text:style-name="Textodepárrafo">e) Si una mujer pudiera mentir durante la ejecución del algoritmo<text:s/>y decidir según su conveniencia si acepta o no una propuesta, podría aceptar la primera y rechazar las demás esperando que los hombres rechazados se propongan a otras mujeres y rompan pareja con su hombre ideal; una vez que este se les declare, lo aceptarían y no lo volverían a rechazar. Sin embargo esto podría no funcionar: las mujeres no pueden influenciar en qué orden los hombres se proponen a las mujeres y su hombre ideal podría encontrar primero una mujer para la cual también sea ideal. En ese caso la mujer quedaría rechazando indefinidamente a los hombres que no sean su candidato ideal.</text:p>
      <text:soft-page-break/>
      <text:p text:style-name="Textodepárrafo">f) Se trata de una estrategia<text:s/><text:span text:style-name="T65">greedy</text:span>: cada hombre busca comprometerse con la mujer que más prefiere. De ser rechazado, continúa con la<text:s/>siguiente en su orden de preferencia.</text:p>
      <text:p text:style-name="P66"><text:bookmark-start text:name="_Toc303780718"/>Conclusiones<text:bookmark-end text:name="_Toc303780718"/></text:p>
      <text:p text:style-name="Textodepárrafo">La conclusión más directa que podemos obtener luego del desarrollo de ambas soluciones, es que<text:s/>el compromiso<text:s/>entre el esfuerzo de desarrollar un algoritmo<text:s/>más eficiente para resolver un problema y el beneficio que brinda en términos de capacidad computacional requerida, puede resultar muy conveniente. Existen problemas como el estudiado en este trabajo para los cuales su complejidad, sin importar cuánto avance la capacidad computacional del hardware, se vuelve intratable para sets de datos de gran tamaño si no se cuenta con los algoritmos adecuados.</text:p>
      <text:p text:style-name="Textodepárrafo">Otra conclusión extraída de la implementación de la solución, es que el paradigma de orientación a objetos puede entorpecer, si se lo intenta aplicar a toda costa en una primera instancia, la implementación de algoritmos eficientes y fuertemente ligados a estructuras de datos que permiten su eficiencia.</text:p>
      <text:p text:style-name="P67"/>
      <text:p text:style-name="Heading1"><text:bookmark-start text:name="_Toc303780719"/><text:soft-page-break/>Código fuente<text:bookmark-end text:name="_Toc303780719"/></text:p>
      <text:p text:style-name="P68">stable-matches.py</text:p>
      <text:p text:style-name="P69">def parse_preferences(file):</text:p>
      <text:p text:style-name="P70"><text:s text:c="4"/>men_lines = [file.readline().rstrip() for i in range(4)]</text:p>
      <text:p text:style-name="P71"><text:s text:c="4"/>file.readline()</text:p>
      <text:p text:style-name="P72"><text:s text:c="4"/>women_lines = [file.readline().rstrip() for i in range(4)]</text:p>
      <text:p text:style-name="P73"/>
      <text:p text:style-name="P74"><text:s text:c="4"/>men_numbers = {}</text:p>
      <text:p text:style-name="P75"><text:s text:c="4"/>women_numbers = {}</text:p>
      <text:p text:style-name="P76"><text:s text:c="4"/>for i in range(4):</text:p>
      <text:p text:style-name="P77"><text:s text:c="8"/>men_numbers[men_lines[i].partition(":")[0]] = i</text:p>
      <text:p text:style-name="P78"><text:s text:c="8"/>women_numbers[women_lines[i].partition(":")[0]] = i</text:p>
      <text:p text:style-name="P79"/>
      <text:p text:style-name="P80"><text:s text:c="4"/>men = []</text:p>
      <text:p text:style-name="P81"><text:s text:c="4"/>women = []</text:p>
      <text:p text:style-name="P82"><text:s text:c="4"/>for i in range(4):</text:p>
      <text:p text:style-name="P83"><text:s text:c="8"/>men.append([women_numbers[name]<text:s/>\</text:p>
      <text:p text:style-name="P84"><text:s text:c="10"/>for name in men_lines[i].partition(" ")[2].rsplit(",")])</text:p>
      <text:p text:style-name="P85"><text:s text:c="8"/>women.append([men_numbers[name]<text:s/>\</text:p>
      <text:p text:style-name="P86"><text:s text:c="10"/>for name in women_lines[i].partition(" ")[2].rsplit(",")])</text:p>
      <text:p text:style-name="P87"/>
      <text:p text:style-name="P88"><text:s text:c="4"/>return men_numbers, women_numbers, men, women</text:p>
      <text:p text:style-name="P89"/>
      <text:p text:style-name="P90">class CoupleStabilityChecker:</text:p>
      <text:p text:style-name="P91"/>
      <text:p text:style-name="P92"><text:s text:c="4"/>def __init__(self, men_likes, women_likes):</text:p>
      <text:p text:style-name="P93"><text:s text:c="8"/>self.men_likes = men_likes</text:p>
      <text:p text:style-name="P94"><text:s text:c="8"/>self.women_likes = women_likes</text:p>
      <text:p text:style-name="P95"/>
      <text:p text:style-name="P96"><text:s text:c="4"/>def are_married(self, man, woman):</text:p>
      <text:p text:style-name="P97"><text:s text:c="6"/><text:s text:c="2"/>return (man, woman) in self.couples</text:p>
      <text:p text:style-name="P98"/>
      <text:p text:style-name="P99"><text:s text:c="4"/>def partner_of_man(self, man):</text:p>
      <text:p text:style-name="P100"><text:s text:c="8"/>couple = filter(lambda c: c[0] == man, self.couples)</text:p>
      <text:p text:style-name="P101"><text:s text:c="8"/>if len(couple) &gt; 0:</text:p>
      <text:p text:style-name="P102"><text:s text:c="12"/>return couple[0][1]</text:p>
      <text:p text:style-name="P103"><text:s text:c="8"/>return None</text:p>
      <text:p text:style-name="P104"/>
      <text:p text:style-name="P105"><text:s text:c="4"/>def partner_of_woman(self, woman):</text:p>
      <text:p text:style-name="P106"><text:s text:c="8"/>couple = filter(lambda c: c[1] == woman, self.couples)</text:p>
      <text:p text:style-name="P107"><text:s text:c="8"/>if len(couple) &gt; 0:</text:p>
      <text:p text:style-name="P108"><text:s text:c="12"/>return couple[0][0]</text:p>
      <text:p text:style-name="P109"><text:s text:c="8"/>return None</text:p>
      <text:p text:style-name="P110"/>
      <text:p text:style-name="P111"><text:s text:c="4"/>def _prefers(self, likes, partner, candidate):</text:p>
      <text:p text:style-name="P112"><text:s text:c="8"/>return partner is not None and likes.index(candidate) &lt; likes.index(partner)</text:p>
      <text:p text:style-name="P113"/>
      <text:p text:style-name="P114"><text:s text:c="4"/>def man_prefers(self, man, woman):</text:p>
      <text:p text:style-name="P115"><text:s text:c="8"/>return self._prefers(self.men_likes[man], self.partner_of_man(man), woman)</text:p>
      <text:p text:style-name="P116"/>
      <text:p text:style-name="P117"><text:s text:c="4"/>def woman_prefers(self, woman, man):</text:p>
      <text:p text:style-name="P118"><text:s text:c="8"/>return self._prefers(<text:s/>\</text:p>
      <text:p text:style-name="P119"><text:s text:c="10"/>self.women_likes[woman], self.partner_of_woman(woman), man)</text:p>
      <text:p text:style-name="P120"/>
      <text:p text:style-name="P121"><text:s text:c="4"/>def are_stable(self, couples):</text:p>
      <text:p text:style-name="P122"><text:s text:c="8"/>self.couples = couples</text:p>
      <text:p text:style-name="P123"><text:s text:c="8"/>for man in range(4):</text:p>
      <text:p text:style-name="P124"><text:s text:c="12"/>for woman in range(4):</text:p>
      <text:p text:style-name="P125"><text:s text:c="16"/>if not self.are_married(man, woman) and \</text:p>
      <text:p text:style-name="P126"><text:s text:c="19"/>self.man_prefers(man, woman) and \</text:p>
      <text:p text:style-name="P127"><text:s text:c="19"/>self.woman_prefers(woman, man):</text:p>
      <text:p text:style-name="P128"><text:s text:c="20"/>return False</text:p>
      <text:soft-page-break/>
      <text:p text:style-name="P129"><text:s text:c="8"/>return True</text:p>
      <text:p text:style-name="P130"/>
      <text:p text:style-name="P131">class CoupleMatcher:</text:p>
      <text:p text:style-name="P132"/>
      <text:p text:style-name="P133"><text:s text:c="4"/>def __init__(self, men_likes, women_likes):</text:p>
      <text:p text:style-name="P134"><text:s text:c="8"/>self.men_likes = men_likes</text:p>
      <text:p text:style-name="P135"><text:s text:c="8"/>self.women_likes = women_likes</text:p>
      <text:p text:style-name="P136"><text:s text:c="8"/>self.checker = CoupleStabilityChecker(men_likes, women_likes)</text:p>
      <text:p text:style-name="P137">backtrack.py</text:p>
      <text:p text:style-name="P138">from stable_matches import parse_preferences, CoupleStabilityChecker, CoupleMatcher</text:p>
      <text:p text:style-name="P139"/>
      <text:p text:style-name="P140">class BacktrackingMatcher (CoupleMatcher):</text:p>
      <text:p text:style-name="P141"/>
      <text:p text:style-name="P142"><text:s text:c="4"/>def __init__(self, men_likes, women_likes):</text:p>
      <text:p text:style-name="P143"><text:s text:c="8"/>CoupleMatcher.__init__(self, men_likes, women_likes)</text:p>
      <text:p text:style-name="P144"><text:s text:c="8"/>self.couples = []</text:p>
      <text:p text:style-name="P145"/>
      <text:p text:style-name="P146"><text:s text:c="4"/>def add_couple(self, available_men, available_women):</text:p>
      <text:p text:style-name="P147"><text:s text:c="8"/>if not len(available_men): return True</text:p>
      <text:p text:style-name="P148"/>
      <text:p text:style-name="P149"><text:s text:c="8"/>man = available_men[0]</text:p>
      <text:p text:style-name="P150"><text:s text:c="8"/>available_men = available_men[1:]</text:p>
      <text:p text:style-name="P151"><text:s text:c="8"/>for i in range(len(available_women)):</text:p>
      <text:p text:style-name="P152"><text:s text:c="12"/>woman = available_women[i]</text:p>
      <text:p text:style-name="P153"><text:s text:c="12"/>couple = man, woman</text:p>
      <text:p text:style-name="P154"><text:s text:c="12"/>if self.checker.are_stable(self.couples + [couple]):</text:p>
      <text:p text:style-name="P155"><text:s text:c="16"/>self.couples.append(couple)</text:p>
      <text:p text:style-name="P156"><text:s text:c="16"/>remaining_women = available_women[:i] + available_women[i+1:]</text:p>
      <text:p text:style-name="P157"><text:s text:c="16"/>if self.add_couple(available_men, remaining_women):</text:p>
      <text:p text:style-name="P158"><text:s text:c="20"/>return True</text:p>
      <text:p text:style-name="P159"><text:s text:c="16"/>self.couples.remove(couple)</text:p>
      <text:p text:style-name="P160"/>
      <text:p text:style-name="P161"><text:s text:c="8"/>return False</text:p>
      <text:p text:style-name="P162"/>
      <text:p text:style-name="P163"><text:s text:c="4"/>def pair_couples(self):</text:p>
      <text:p text:style-name="P164"><text:s text:c="8"/>self.add_couple(range(len(self.women_likes)), range(len(self.men_likes)))</text:p>
      <text:p text:style-name="P165"><text:s text:c="8"/>return self.couples</text:p>
      <text:p text:style-name="P166"/>
      <text:p text:style-name="P167"/>
      <text:p text:style-name="P168">[men_numbers, women_numbers, men_likes, women_likes] = parse_preferences(open("preferences.txt"))</text:p>
      <text:p text:style-name="P169"/>
      <text:p text:style-name="P170">matcher = BacktrackingMatcher(men_likes, women_likes)</text:p>
      <text:p text:style-name="P171">couples = matcher.pair_couples()</text:p>
      <text:p text:style-name="P172"/>
      <text:p text:style-name="P173">def find_key(dic, val):</text:p>
      <text:p text:style-name="P174"><text:s text:c="4"/>return [k for k, v in dic.iteritems() if v == val][0]</text:p>
      <text:p text:style-name="P175"/>
      <text:p text:style-name="P176">def name_couple(couple):</text:p>
      <text:p text:style-name="P177"><text:s text:c="4"/>return find_key(men_numbers, couple[0]), find_key(women_numbers, couple[1])</text:p>
      <text:p text:style-name="P178"/>
      <text:p text:style-name="P179">named_couples = map(name_couple, couples)</text:p>
      <text:p text:style-name="P180">print(named_couples)</text:p>
      <text:p text:style-name="P181">galeshapley.py</text:p>
      <text:p text:style-name="P182">from _collections import deque</text:p>
      <text:p text:style-name="P183">from stable_matches import parse_preferences, CoupleMatcher</text:p>
      <text:p text:style-name="P184"/>
      <text:p text:style-name="P185">class GaleShapleyMatcher (CoupleMatcher):</text:p>
      <text:p text:style-name="P186"/>
      <text:p text:style-name="P187"><text:s text:c="4"/>def __init__(self, men_likes, women_likes):</text:p>
      <text:p text:style-name="P188"><text:s text:c="8"/>CoupleMatcher.__init__(self, men_likes, women_likes)</text:p>
      <text:soft-page-break/>
      <text:p text:style-name="P189"><text:s text:c="8"/>self.couples = []</text:p>
      <text:p text:style-name="P190"><text:s text:c="8"/>self.load_priorities()</text:p>
      <text:p text:style-name="P191"/>
      <text:p text:style-name="P192"><text:s text:c="4"/>def load_priorities(self):</text:p>
      <text:p text:style-name="P193"><text:s text:c="8"/>self.men_queues = []</text:p>
      <text:p text:style-name="P194"><text:s text:c="8"/>for man_likes in self.men_likes:</text:p>
      <text:p text:style-name="P195"><text:s text:c="12"/>self.men_queues.append(deque(man_likes))</text:p>
      <text:p text:style-name="P196"/>
      <text:p text:style-name="P197"><text:s text:c="4"/>def declare_to(self, man, woman):</text:p>
      <text:p text:style-name="P198"><text:s text:c="8"/>partner = self.women_partners[woman]</text:p>
      <text:p text:style-name="P199"><text:s text:c="8"/>likes = self.women_likes[woman]</text:p>
      <text:p text:style-name="P200"><text:s text:c="8"/>if partner is None:</text:p>
      <text:p text:style-name="P201"><text:s text:c="12"/>self.couples.append((man, woman))</text:p>
      <text:p text:style-name="P202"><text:s text:c="12"/>self.remaining_men.remove(man)</text:p>
      <text:p text:style-name="P203"><text:s text:c="12"/>self.women_partners[woman] = man</text:p>
      <text:p text:style-name="P204"><text:s text:c="12"/>return</text:p>
      <text:p text:style-name="P205"><text:s text:c="8"/>if likes.index(man) &lt; likes.index(partner):</text:p>
      <text:p text:style-name="P206"><text:s text:c="12"/>self.remaining_men.append(partner)</text:p>
      <text:p text:style-name="P207"><text:s text:c="12"/>self.couples.remove((partner, woman))</text:p>
      <text:p text:style-name="P208"><text:s text:c="12"/>self.couples.append((man, woman))</text:p>
      <text:p text:style-name="P209"><text:s text:c="12"/>self.remaining_men.remove(man)</text:p>
      <text:p text:style-name="P210"><text:s text:c="12"/>self.women_partners[woman] = man</text:p>
      <text:p text:style-name="P211"/>
      <text:p text:style-name="P212"/>
      <text:p text:style-name="P213"><text:s text:c="4"/>def pair_couples(self):</text:p>
      <text:p text:style-name="P214"><text:s text:c="8"/>self.remaining_men = range(len(self.men_likes))</text:p>
      <text:p text:style-name="P215"><text:s text:c="8"/>self.women_partners = []</text:p>
      <text:p text:style-name="P216"><text:s text:c="8"/>for i in range(len(self.women_likes)): self.women_partners.append(None)</text:p>
      <text:p text:style-name="P217"/>
      <text:p text:style-name="P218"><text:s text:c="8"/>while len(self.remaining_men) &gt; 0:</text:p>
      <text:p text:style-name="P219"><text:s text:c="12"/>for man in self.remaining_men:</text:p>
      <text:p text:style-name="P220"><text:s text:c="16"/>self.declare_to(man, self.men_queues[man].popleft())</text:p>
      <text:p text:style-name="P221"/>
      <text:p text:style-name="P222"><text:s text:c="8"/>return self.couples</text:p>
      <text:p text:style-name="P223"/>
      <text:p text:style-name="P224"/>
      <text:p text:style-name="P225">[men_numbers, women_numbers, men_likes, women_likes] = parse_preferences(open("preferences.txt"))</text:p>
      <text:p text:style-name="P226"/>
      <text:p text:style-name="P227">matcher = GaleShapleyMatcher(men_likes, women_likes)</text:p>
      <text:p text:style-name="P228">couples = matcher.pair_couples()</text:p>
      <text:p text:style-name="P229"/>
      <text:p text:style-name="P230">def find_key(dic, val):</text:p>
      <text:p text:style-name="P231"><text:s text:c="4"/>return [k for k, v in dic.iteritems() if v == val][0]</text:p>
      <text:p text:style-name="P232"/>
      <text:p text:style-name="P233">def name_couple(couple):</text:p>
      <text:p text:style-name="P234"><text:s text:c="4"/>return find_key(men_numbers, couple[0]), find_key(women_numbers, couple[1])</text:p>
      <text:p text:style-name="P235"/>
      <text:p text:style-name="P236">named_couples = map(name_couple, couples)</text:p>
      <text:p text:style-name="P237">print(named_couples)</text:p>
      <text:p text:style-name="P238"/>
      <text:p text:style-name="P239"/>
      <text:p text:style-name="P240"><text:bookmark-start text:name="_Toc303780720"/><text:soft-page-break/><text:span text:style-name="T241">Referencias</text:span><text:bookmark-end text:name="_Toc303780720"/></text:p>
      <text:list text:style-name="LFO6" text:continue-numbering="true">
        <text:list-item>
          <text:p text:style-name="P242"><text:a xlink:href="http://www.python.org/dev/peps/pep-3128/" office:target-frame-name="_top" xlink:show="replace">http://www.python.org/dev/peps/pep-3128/</text:a></text:p>
        </text:list-item>
        <text:list-item>
          <text:p text:style-name="P243"><text:a xlink:href="http://en.wikipedia.org/wiki/Factorial" office:target-frame-name="_top" xlink:show="replace">http://en.wikipedia.org/wiki/Factorial</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system"/>
    <style:font-face style:name="DejaVu Sans" svg:font-family="DejaVu Sans" style:font-family-generic="system" style:font-pitch="variable"/>
    <style:font-face style:name="Lohit Hindi" svg:font-family="Lohit Hindi" style:font-family-generic="system"/>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Batang, 'Arial Unicode MS'" svg:font-family="Batang, 'Arial Unicode MS'" style:font-family-generic="system"/>
    <style:font-face style:name="Liberation Sans" svg:font-family="Liberation Sans"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Mangal" fo:font-weight="bold" style:font-weight-asian="bold" style:font-weight-complex="bold" fo:color="#365F91" fo:font-size="14pt" style:font-size-asian="14pt" style:font-size-complex="12.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left="2.1659in">
        <style:tab-stops/>
      </style:paragraph-properties>
      <style:text-properties style:font-name="Cambria" style:font-name-asian="Batang, 'Arial Unicode MS'" style:font-name-complex="Times New Roman" fo:font-size="20pt" style:font-size-asian="20pt" style:font-size-complex="20pt" fo:language="es" fo:country="MX"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Lohit Hindi" fo:font-size="14pt" style:font-size-asian="14pt" style:font-size-complex="14pt" fo:hyphenate="false"/>
    </style:style>
    <style:style style:name="Textbody" style:display-name="Text body" style:family="paragraph" style:parent-style-name="Standard">
      <style:paragraph-properties fo:text-align="center"/>
      <style:text-properties fo:hyphenate="false"/>
    </style:style>
    <style:style style:name="Lista" style:display-name="Lista" style:family="paragraph" style:parent-style-name="Textbody">
      <style:text-properties style:font-name-complex="Lohit Hind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Heading1" style:display-name="Heading 1" style:family="paragraph" style:parent-style-name="Standard" style:next-style-name="Textodepárrafo" style:default-outline-level="1">
      <style:paragraph-properties fo:keep-with-next="always" fo:line-height="150%" fo:margin-left="0.7875in">
        <style:tab-stops/>
      </style:paragraph-properties>
      <style:text-properties fo:font-weight="bold" style:font-weight-asian="bold" fo:font-style="italic" style:font-style-asian="italic" fo:font-size="16pt" style:font-size-asian="16pt" fo:hyphenate="false"/>
    </style:style>
    <style:style style:name="Heading2" style:display-name="Heading 2" style:family="paragraph" style:parent-style-name="Standard" style:next-style-name="Standard" style:default-outline-level="2">
      <style:paragraph-properties fo:keep-with-next="always"/>
      <style:text-properties fo:font-weight="bold" style:font-weight-asian="bold" fo:font-style="italic" style:font-style-asian="italic" fo:font-size="12pt" style:font-size-asian="12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Textoindependiente2" style:display-name="Texto independiente 2" style:family="paragraph" style:parent-style-name="Standard">
      <style:paragraph-properties fo:margin-bottom="0.0833in" fo:line-height="200%"/>
      <style:text-properties fo:hyphenate="false"/>
    </style:style>
    <style:style style:name="Listaconviñetas2" style:display-name="Lista con viñetas 2" style:family="paragraph" style:parent-style-name="Standard" style:list-style-name="WW8Num1">
      <style:text-properties fo:hyphenate="false"/>
    </style:style>
    <style:style style:name="Footnote" style:display-name="Footnote" style:family="paragraph" style:parent-style-name="Standard">
      <style:text-properties fo:hyphenate="false"/>
    </style:style>
    <style:style style:name="Textodepárrafo" style:display-name="Texto de párrafo" style:family="paragraph" style:parent-style-name="Standard">
      <style:paragraph-properties fo:text-align="justify" fo:margin-top="0.0694in" fo:line-height="150%" fo:margin-left="0in" fo:text-indent="0.3937in">
        <style:tab-stops/>
      </style:paragraph-properties>
      <style:text-properties fo:font-size="12pt" style:font-size-asian="12pt" style:font-size-complex="12pt" fo:hyphenate="false"/>
    </style:style>
    <style:style style:name="Código" style:display-name="Código" style:family="paragraph" style:parent-style-name="Standard">
      <style:paragraph-properties fo:text-align="justify" fo:margin-left="0in">
        <style:tab-stops/>
      </style:paragraph-properties>
      <style:text-properties style:font-name="Courier New" style:font-name-complex="Courier New" fo:font-size="12pt" style:font-size-asian="12pt" style:font-size-complex="12pt" fo:language="en" fo:country="US" fo:hyphenate="false"/>
    </style:style>
    <style:style style:name="Header" style:display-name="Header"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Footer" style:display-name="Footer"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ContentsHeading" style:display-name="Contents Heading" style:family="paragraph" style:parent-style-name="Heading">
      <style:paragraph-properties text:number-lines="false" fo:margin-left="0in">
        <style:tab-stops/>
      </style:paragraph-properties>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left="0in">
        <style:tab-stops>
          <style:tab-stop style:type="right" style:leader-style="dotted" style:leader-text="." style:position="6.530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334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2z0" style:display-name="WW8Num2z0" style:family="text">
      <style:text-properties style:font-name="Symbol"/>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style>
    <style:style style:name="WW8Num3z0" style:display-name="WW8Num3z0" style:family="text">
      <style:text-properties style:font-name="Wingdings"/>
    </style:style>
    <style:style style:name="WW8Num4z0" style:display-name="WW8Num4z0" style:family="text">
      <style:text-properties style:font-name="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Fuentedepárrafopredeter.">
      <style:text-properties fo:color="#800080" style:text-underline-type="single" style:text-underline-style="solid" style:text-underline-width="auto" style:text-underline-mode="continuous" style:text-underline-color="font-color"/>
    </style:style>
    <style:style style:name="TextonotapieCar" style:display-name="Texto nota pie Car" style:family="text" style:parent-style-name="Fuentedepárrafopredeter.">
      <style:text-properties fo:language="es" fo:country="ES"/>
    </style:style>
    <style:style style:name="FootnoteSymbol" style:display-name="Footnote Symbol" style:family="text" style:parent-style-name="Fuentedepárrafopredeter.">
      <style:text-properties style:text-position="super 66.6%"/>
    </style:style>
    <style:style style:name="EncabezadoCar" style:display-name="Encabezado Car" style:family="text" style:parent-style-name="Fuentedepárrafopredeter.">
      <style:text-properties style:font-name="Cambria" fo:font-size="20pt" style:font-size-asian="20pt" style:font-size-complex="20pt" fo:language="es" fo:country="MX"/>
    </style:style>
    <style:style style:name="PiedepáginaCar" style:display-name="Pie de página Car" style:family="text" style:parent-style-name="Fuentedepárrafopredeter.">
      <style:text-properties style:font-name="Cambria" fo:font-size="20pt" style:font-size-asian="20pt" style:font-size-complex="20pt" fo:language="es" fo:country="MX"/>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ítulo1Car" style:display-name="Título 1 Car" style:family="text" style:parent-style-name="Fuentedepárrafopredeter.">
      <style:text-properties style:font-name="Cambria" style:font-name-asian="Times New Roman" style:font-name-complex="Mangal" fo:font-weight="bold" style:font-weight-asian="bold" style:font-weight-complex="bold" fo:color="#365F91" fo:font-size="14pt" style:font-size-asian="14pt" style:font-size-complex="12.5pt"/>
    </style:style>
    <style:style style:name="TítulodeTDC" style:display-name="Título de TDC" style:family="paragraph" style:parent-style-name="Título1" style:next-style-name="Normal">
      <style:paragraph-properties fo:widows="2" fo:orphans="2" style:vertical-align="auto" fo:line-height="115%"/>
      <style:text-properties style:font-name-complex="Times New Roman" style:letter-kerning="false" style:font-size-complex="14pt" fo:language="es" fo:country="ES" style:language-asian="en" style:country-asian="US" style:language-complex="ar" style:country-complex="SA" fo:hyphenate="tru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1" style:display-name="Encabezado Car1"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1" style:display-name="Pie de página Car1" style:family="text" style:parent-style-name="Fuentedepárrafopredeter.">
      <style:text-properties style:font-name-complex="Mangal" style:font-size-complex="10.5pt"/>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Wingdings"/>
    </style:style>
    <text:list-style style:name="WW8Num3" style:display-name="WW8Num3">
      <text:list-level-style-bullet text:level="1" text:style-name="WW_CharLFO3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4" style:display-name="WW8Num4">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6895in" fo:margin-left="0.9847in" fo:margin-bottom="0.3569in" fo:margin-right="0.9847in" style:num-format="1" style:writing-mode="lr-tb">
        <style:footnote-sep style:width="0.007in" style:rel-width="33%" style:color="#000000" style:line-style="solid" style:adjustment="left"/>
      </style:page-layout-properties>
      <style:header-style>
        <style:header-footer-properties style:dynamic-spacing="true" fo:min-height="0.3736in"/>
      </style:header-style>
      <style:footer-style>
        <style:header-footer-properties style:dynamic-spacing="true" fo:min-height="0.234in"/>
      </style:footer-style>
    </style:page-layout>
    <style:style style:name="P2" style:parent-style-name="Textodepárrafo" style:family="paragraph">
      <style:paragraph-properties fo:text-indent="0in">
        <style:tab-stops>
          <style:tab-stop style:type="right" style:position="6.2986in"/>
        </style:tab-stops>
      </style:paragraph-properties>
    </style:style>
    <style:style style:name="T3" style:parent-style-name="Fuentedepárrafopredeter." style:family="text">
      <style:text-properties style:font-name="Arial" style:font-name-complex="Arial" fo:font-size="10pt" style:font-size-asian="10pt" style:font-size-complex="10pt" fo:language="es" fo:country="ES"/>
    </style:style>
    <style:style style:name="T4" style:parent-style-name="Fuentedepárrafopredeter." style:family="text">
      <style:text-properties style:font-name="Arial" style:font-name-complex="Arial" fo:font-size="10pt" style:font-size-asian="10pt" style:font-size-complex="10pt" fo:language="es" fo:country="ES"/>
    </style:style>
    <style:style style:name="P5" style:parent-style-name="Textodepárrafo" style:family="paragraph">
      <style:paragraph-properties fo:text-align="center"/>
    </style:style>
    <style:style style:name="T6" style:parent-style-name="Fuentedepárrafopredeter." style:family="text">
      <style:text-properties style:font-name="Arial" style:font-name-complex="Arial" fo:font-size="10pt" style:font-size-asian="10pt" style:font-size-complex="10pt" fo:language="es" fo:country="ES"/>
    </style:style>
    <style:style style:name="T7" style:parent-style-name="Fuentedepárrafopredeter." style:family="text">
      <style:text-properties style:font-name="Arial" style:font-name-complex="Arial" fo:font-size="10pt" style:font-size-asian="10pt" style:font-size-complex="10pt" fo:language="es" fo:country="ES"/>
    </style:style>
    <style:style style:name="T8" style:parent-style-name="Fuentedepárrafopredeter." style:family="text">
      <style:text-properties style:font-name="Arial" style:font-name-complex="Arial" fo:font-size="10pt" style:font-size-asian="10pt" style:font-size-complex="10pt" fo:language="es" fo:country="ES"/>
    </style:style>
    <style:style style:name="T9" style:parent-style-name="Fuentedepárrafopredeter." style:family="text">
      <style:text-properties style:font-name="Arial" style:font-name-complex="Arial" fo:font-size="10pt" style:font-size-asian="10pt" style:font-size-complex="10pt" fo:language="es" fo:country="ES"/>
    </style:style>
  </office:automatic-styles>
  <office:master-styles>
    <style:master-page style:name="MP0" style:page-layout-name="PL0">
      <style:header>
        <text:p text:style-name="P2"><text:span text:style-name="T3">TP Nº 1 - Teoría de Algoritmos</text:span><text:span text:style-name="T4"><text:tab/>Entrega: 14 de Septiembre de 2011</text:span></text:p>
      </style:header>
      <style:footer>
        <text:p text:style-name="P5"><text:span text:style-name="T6">Página<text:s/></text:span><text:span text:style-name="T7"><text:page-number style:num-format="1" text:fixed="false">1</text:page-number></text:span><text:span text:style-name="T8"><text:s/>de<text:s/></text:span><text:span text:style-name="T9"><text:page-count style:num-format="1">9</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eterminación de la densidad de un cuerpo y su expresión con sentido físico</dc:title>
    <meta:initial-creator>Esteban </meta:initial-creator>
    <dc:creator>Esteban</dc:creator>
    <meta:creation-date>2011-09-12T19:25:00Z</meta:creation-date>
    <dc:date>2011-09-14T19:32:00Z</dc:date>
    <meta:print-date>2007-09-17T22:08:00Z</meta:print-date>
    <meta:template xlink:href="Normal.dotm" xlink:type="simple"/>
    <meta:editing-cycles>10</meta:editing-cycles>
    <meta:editing-duration>PT2084880S</meta:editing-duration>
    <meta:user-defined meta:name="Info 1"/>
    <meta:user-defined meta:name="Info 2"/>
    <meta:user-defined meta:name="Info 3"/>
    <meta:user-defined meta:name="Info 4"/>
    <meta:document-statistic meta:page-count="9" meta:paragraph-count="28" meta:word-count="2194" meta:character-count="14235" meta:row-count="100" meta:non-whitespace-character-count="12069"/>
  </office:meta>
</office:document-meta>
</file>